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bc5d" officeooo:paragraph-rsid="0001bc5d"/>
    </style:style>
    <style:style style:name="P2" style:family="paragraph" style:parent-style-name="Standard">
      <style:text-properties officeooo:rsid="0001bc5d" officeooo:paragraph-rsid="00024400"/>
    </style:style>
    <style:style style:name="P3" style:family="paragraph" style:parent-style-name="Standard">
      <style:text-properties officeooo:rsid="00024400" officeooo:paragraph-rsid="00024400"/>
    </style:style>
    <style:style style:name="P4" style:family="paragraph" style:parent-style-name="Standard">
      <style:text-properties officeooo:rsid="00024400" officeooo:paragraph-rsid="0002bd5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bd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certitudes</text:p>
      <text:p text:style-name="P1"/>
      <text:p text:style-name="P1">Seconde:</text:p>
      <text:p text:style-name="P1">L’objectif principal est de sensibiliser l'élève à la variabilité des valeurs obtenues dans le cadre d’une série de mesures indépendantes d’une grandeur physique.</text:p>
      <text:p text:style-name="P1"/>
      <text:p text:style-name="P1">Évaluer qualitativement la dispersion d’une série de mesures indépendantes. </text:p>
      <text:p text:style-name="P1">Expliquer <text:span text:style-name="T1">qualitativement la signification d’une incertitude-type</text:span> et l’évaluer par une approche statistique </text:p>
      <text:p text:style-name="P1">Écrire, avec un nombre adapté de chiffres significatifs, le résultat d’une mesure </text:p>
      <text:p text:style-name="P1"/>
      <text:p text:style-name="P1"/>
      <text:p text:style-name="P1"/>
      <text:p text:style-name="P1">1ere spécialité:</text:p>
      <text:p text:style-name="P1">En complément du programme de la classe de seconde, celui de la classe de première introduit l’évaluation de type B d’une incertitude-type.</text:p>
      <text:p text:style-name="P2">Définir qualitativement une incertitude-type. </text:p>
      <text:p text:style-name="P2">Procéder à l’évaluation d’une incertitude-type par une approche statistique (évaluation de type A). Procéder à l’évaluation d’une incertitude-type par une autre approche que statistique (évaluation de type B). </text:p>
      <text:p text:style-name="P2">Comparer qualitativement un résultat à une valeur de référence.</text:p>
      <text:p text:style-name="P2"/>
      <text:p text:style-name="P3">Terminale spécialité:</text:p>
      <text:p text:style-name="P3">La classe terminale introduit la notion d’incertitude-type composée, ajoute une compétence numérique visant à illustrer une situation de mesure avec incertitudes composées et propose d’utiliser un critère quantitatif pour comparer à une valeur de référence.</text:p>
      <text:p text:style-name="P3"/>
      <text:p text:style-name="P4">Définir qualitativement une incertitude-type. </text:p>
      <text:p text:style-name="P4">Procéder à l’évaluation d’une incertitude-type par une approche statistique (évaluation de type A). Procéder à l’évaluation d’une incertitude-type par une autre approche que statistique (évaluation de type B). </text:p>
      <text:p text:style-name="P2">Évaluer, à l’aide d’une formule fournie, l’incertitude-type d’une grandeur s'exprimant en fonction d'autres grandeurs dont les incertitudes-types associées sont connues. </text:p>
      <text:p text:style-name="P2">Comparer, le cas échéant, le résultat d’une mesure mmes à une valeur de référence mref en utilisant le quotient <text:span text:style-name="T2">(</text:span>|mmes−mref|/ u(m)<text:span text:style-name="T2">)</text:span> où u(m) est l’incertitude-type associée au résulta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8.2$Windows_X86_64 LibreOffice_project/f82ddfca21ebc1e222a662a32b25c0c9d20169ee</meta:generator>
    <dc:date>2021-04-27T11:41:35.304000000</dc:date>
    <meta:editing-duration>PT6M10S</meta:editing-duration>
    <meta:editing-cycles>3</meta:editing-cycles>
    <meta:document-statistic meta:table-count="0" meta:image-count="0" meta:object-count="0" meta:page-count="1" meta:paragraph-count="17" meta:word-count="240" meta:character-count="1810" meta:non-whitespace-character-count="1578"/>
  </office:meta>
</office:document-meta>
</file>